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cm" fo:border="none" style:writing-mode="lr-tb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D" style:family="table-column">
      <style:table-column-properties style:column-width="2.798cm"/>
    </style:style>
    <style:style style:name="Tabla3.E" style:family="table-column">
      <style:table-column-properties style:column-width="1.7cm"/>
    </style:style>
    <style:style style:name="Tabla3.F" style:family="table-column">
      <style:table-column-properties style:column-width="4.006cm"/>
    </style:style>
    <style:style style:name="Tabla3.A1" style:family="table-cell">
      <style:table-cell-properties fo:padding="0cm" fo:border="0.002cm solid #000000" style:writing-mode="lr-tb"/>
    </style:style>
    <style:style style:name="Tabla3.A2" style:family="table-cell">
      <style:table-cell-properties fo:background-color="#dae5f5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F2" style:family="table-cell">
      <style:table-cell-properties fo:background-color="#dae5f5" fo:padding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" fo:padding="0cm" fo:border-left="0.002cm solid #000000" fo:border-right="none" fo:border-top="none" fo:border-bottom="0.002cm solid #000000" style:writing-mode="lr-tb"/>
    </style:style>
    <style:style style:name="Tabla3.F3" style:family="table-cell">
      <style:table-cell-properties style:vertical-align=""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text-align="center" style:justify-single-word="false" fo:break-before="page"/>
    </style:style>
    <style:style style:name="P10" style:family="paragraph" style:parent-style-name="Normal">
      <style:paragraph-properties fo:break-before="page"/>
      <style:text-properties fo:font-weight="bold" style:font-weight-asian="bold"/>
    </style:style>
    <style:style style:name="P11" style:family="paragraph" style:parent-style-name="Heading">
      <style:text-properties fo:language="es" fo:country="ES"/>
    </style:style>
    <style:style style:name="P12" style:family="paragraph" style:parent-style-name="Subtitle">
      <style:text-properties fo:language="es" fo:country="ES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D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Párrafo_20_de_20_lista">
      <style:paragraph-properties fo:margin-left="1.879cm" fo:margin-right="0cm" fo:text-indent="0cm" style:auto-text-indent="false">
        <style:tab-stops/>
      </style:paragraph-properties>
      <style:text-properties fo:language="es" fo:country="ES"/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 style:list-style-name="">
      <style:paragraph-properties fo:keep-together="always" fo:hyphenation-ladder-count="no-limit"/>
      <style:text-properties fo:font-weight="bold" style:font-weight-asian="bold" fo:hyphenate="false" fo:hyphenation-remain-char-count="0" fo:hyphenation-push-char-count="0"/>
    </style:style>
    <style:style style:name="P19" style:family="paragraph" style:parent-style-name="Párrafo_20_de_20_lista" style:list-style-name="L1"/>
    <style:style style:name="P20" style:family="paragraph" style:parent-style-name="Párrafo_20_de_20_lista" style:list-style-name="L1">
      <style:paragraph-properties fo:margin-left="0cm" fo:margin-right="0cm" fo:text-indent="0cm" style:auto-text-indent="false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anguage="es" fo:country="ES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P11">ACTA DE REUNIÓN</text:p>
      <text:p text:style-name="P12">Reunión del equipo 2.9 31/1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Realizado por:</text:p>
          </table:table-cell>
          <table:table-cell table:style-name="Tabla2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2.A1" office:value-type="string">
            <text:p text:style-name="Table_20_Contents">Fecha de realización:</text:p>
          </table:table-cell>
          <table:table-cell table:style-name="Tabla2.A1" office:value-type="string">
            <text:p text:style-name="Table_20_Contents"><text:span text:style-name="Fuente_20_de_20_párrafo_20_predeter."><text:span text:style-name="T4">04</text:span></text:span> de <text:span text:style-name="Fuente_20_de_20_párrafo_20_predeter."><text:span text:style-name="T4">11</text:span></text:span> de <text:span text:style-name="Fuente_20_de_20_párrafo_20_predeter."><text:span text:style-name="T4">2017</text:span></text:span></text:p>
          </table:table-cell>
        </table:table-row>
        <table:table-row>
          <table:table-cell table:style-name="Tabla2.A1" office:value-type="string">
            <text:p text:style-name="Table_20_Contents">Revisión:</text:p>
          </table:table-cell>
          <table:table-cell table:style-name="Tabla2.A1" office:value-type="string">
            <text:p text:style-name="Table_20_Contents">1.0</text:p>
          </table:table-cell>
        </table:table-row>
        <table:table-row>
          <table:table-cell table:style-name="Tabla2.A1" office:value-type="string">
            <text:p text:style-name="Table_20_Contents">Contacto:</text:p>
          </table:table-cell>
          <table:table-cell table:style-name="Tabla2.A1" office:value-type="string">
            <text:p text:style-name="Table_20_Contents"><text:a xlink:type="simple" xlink:href="mailto:javvilram@alum.us.es" office:target-frame-name="_top" xlink:show="replace" text:style-name="Internet_20_link">javvilram@alum.us.es</text:a></text:p>
          </table:table-cell>
        </table:table-row>
      </table:table>
      <text:p text:style-name="P13"/>
      <text:p text:style-name="P9"/>
      <text:table-of-content text:style-name="Sect1" text:name="_TOC3">
        <text:table-of-content-source text:outline-level="9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Sumario</text:p>
          </text:index-title>
          <text:p text:style-name="P14"><text:a xlink:type="simple" xlink:href="#__RefHeading___Toc290_199925241">Llamada al orden:<text:tab/>4</text:a></text:p>
          <text:p text:style-name="P14"><text:a xlink:type="simple" xlink:href="#__RefHeading___Toc292_199925241">Asistentes:<text:tab/>4</text:a></text:p>
          <text:p text:style-name="P14"><text:a xlink:type="simple" xlink:href="#__RefHeading___Toc294_199925241">Puntos del día:<text:tab/>4</text:a></text:p>
        </text:index-body>
      </text:table-of-content>
      <text:h text:style-name="Heading_20_1" text:outline-level="1"/>
      <text:p text:style-name="Normal"/>
      <text:p text:style-name="P8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7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Versión</text:p>
          </table:table-cell>
          <table:table-cell table:style-name="Tabla3.A2" office:value-type="string">
            <text:p text:style-name="P5">Realizada por</text:p>
          </table:table-cell>
          <table:table-cell table:style-name="Tabla3.A2" office:value-type="string">
            <text:p text:style-name="P5">Revisada por</text:p>
          </table:table-cell>
          <table:table-cell table:style-name="Tabla3.A2" office:value-type="string">
            <text:p text:style-name="P5">Aprobada por</text:p>
          </table:table-cell>
          <table:table-cell table:style-name="Tabla3.A2" office:value-type="string">
            <text:p text:style-name="P5">Fecha</text:p>
          </table:table-cell>
          <table:table-cell table:style-name="Tabla3.F2" office:value-type="string">
            <text:p text:style-name="P5">Motivo</text:p>
          </table:table-cell>
        </table:table-row>
        <table:table-row>
          <table:table-cell table:style-name="Tabla3.A3" office:value-type="string">
            <text:p text:style-name="P6">0.0</text:p>
          </table:table-cell>
          <table:table-cell table:style-name="Tabla3.A3" office:value-type="string">
            <text:p text:style-name="P6">Alejandro Vázquez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>-</text:p>
          </table:table-cell>
          <table:table-cell table:style-name="Tabla3.A3" office:value-type="string">
            <text:p text:style-name="P6">04/11/17</text:p>
          </table:table-cell>
          <table:table-cell table:style-name="Tabla3.F3" office:value-type="string">
            <text:p text:style-name="Table_20_Contents">Versión inicial</text:p>
          </table:table-cell>
        </table:table-row>
        <table:table-row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P5"/>
          </table:table-cell>
          <table:table-cell table:style-name="Tabla3.F3" office:value-type="string">
            <text:p text:style-name="Table_20_Contents"/>
          </table:table-cell>
        </table:table-row>
      </table:table>
      <text:p text:style-name="Text_20_body"/>
      <text:h text:style-name="P18" text:outline-level="1"/>
      <text:p text:style-name="P10"/>
      <text:h text:style-name="P17" text:outline-level="1"><text:bookmark text:name="__RefHeading___Toc290_199925241"/><text:bookmark-start text:name="_Toc497561642"/>Llamada al orden:<text:bookmark-end text:name="__RefHeading___Toc290_199925241"/><text:bookmark-end text:name="_Toc497561642"/></text:h>
      <text:p text:style-name="Normal"/>
      <text:p text:style-name="Normal">Se ha celebrado una reunión el día 31/10/2017, con hora de comienzo 19:40 y hora de cierre 20:30</text:p>
      <text:p text:style-name="Normal"/>
      <text:p text:style-name="Normal"/>
      <text:h text:style-name="P17" text:outline-level="1"><text:bookmark text:name="__RefHeading___Toc292_199925241"/><text:bookmark-start text:name="_Toc497561643"/>Asistentes:<text:bookmark-end text:name="__RefHeading___Toc292_199925241"/><text:bookmark-end text:name="_Toc497561643"/></text:h>
      <text:p text:style-name="Normal"/>
      <text:list xml:id="list37290833" text:style-name="L1">
        <text:list-item>
          <text:p text:style-name="P19">Alejandro</text:p>
        </text:list-item>
        <text:list-item>
          <text:p text:style-name="P19">Javier (Product owner)</text:p>
        </text:list-item>
        <text:list-item>
          <text:p text:style-name="P19">Jesús</text:p>
        </text:list-item>
        <text:list-item>
          <text:p text:style-name="P19">Laura</text:p>
        </text:list-item>
        <text:list-item>
          <text:p text:style-name="P19">Andrés</text:p>
        </text:list-item>
      </text:list>
      <text:p text:style-name="Normal"/>
      <text:h text:style-name="Heading_20_1" text:outline-level="1"><text:bookmark text:name="__RefHeading___Toc294_199925241"/><text:bookmark-start text:name="_Toc497561644"/>Puntos del día:<text:bookmark-end text:name="__RefHeading___Toc294_199925241"/><text:bookmark-end text:name="_Toc497561644"/></text:h>
      <text:p text:style-name="Normal"/>
      <text:p text:style-name="Normal">Temas tratados en la reunión:</text:p>
      <text:p text:style-name="Normal"/>
      <text:list xml:id="list37412302" text:continue-numbering="true" text:style-name="L1">
        <text:list-item>
          <text:p text:style-name="P19">Gestión de las notificaciones internas: Para las comunicaciones en nuestro equipo de trabajo usaremos Slack, e-mail, ocasionalmente, y Skype.</text:p>
        </text:list-item>
        <text:list-item>
          <text:p text:style-name="P19">Gestión de las comunicaciones con el cliente: Para las comunicaciones con el cliente se usarán las vías de e-mail y Telegram.</text:p>
        </text:list-item>
        <text:list-item>
          <text:p text:style-name="P19">Protocolo de planificación de reuniones: El equipo toma la decisión de programar reuniones semanales los martes a las 19:30, fecha que puede ser modificada ocasionalmente.</text:p>
        </text:list-item>
        <text:list-item>
          <text:p text:style-name="P19">Plan de ejecución de reuniones: Para esto será necesario llevar los puntos del día redactados y posteriormente realizar el acta correspondiente.</text:p>
        </text:list-item>
        <text:list-item>
          <text:p text:style-name="P19">Plan de mantenimiento de la documentación del proyecto: Para llevar a cabo esta función el equipo de trabajo usará la herramienta Git y una tabla de versiones para llevar a cabo el seguimiento.</text:p>
        </text:list-item>
        <text:list-item>
          <text:p text:style-name="P19">Plan de gestión de la planificación y el estado del proyecto: Para controlar la planificación del proyecto se usará las herramientas de Trello y Toggl.</text:p>
          <text:list>
            <text:list-header>
              <text:p text:style-name="P20"><text:s/></text:p>
            </text:list-header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line-height="107%" fo:orphans="2" fo:widows="2" fo:hyphenation-ladder-count="no-limit" style:vertical-align="auto"/>
      <style:text-properties style:letter-kerning="false" fo:hyphenate="true" fo:hyphenation-remain-char-count="0" fo:hyphenation-push-char-count="0"/>
    </style:style>
    <style:style style:name="TDC_20_1" style:display-name="TDC 1" style:family="paragraph" style:parent-style-name="Normal" style:next-style-name="Normal" style:auto-update="true">
      <style:paragraph-properties loext:contextual-spacing="false" fo:margin-top="0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style:font-name-asian="Andale Sans U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MP1" style:family="paragraph" style:parent-style-name="Heading">
      <style:paragraph-properties fo:text-align="end" style:justify-single-word="false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fo:font-size="8pt" fo:font-style="italic" style:font-size-asian="8pt" style:font-style-asian="italic" style:font-size-complex="8pt" style:font-style-complex="italic"/>
    </style:style>
    <style:style style:name="MT2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ACTA DE REUNI</text:span></text:span><text:span text:style-name="Fuente_20_de_20_párrafo_20_predeter."><text:span text:style-name="MT2">ÓN 04/11</text:span></text:span><text:span text:style-name="Fuente_20_de_20_párrafo_20_predeter."><text:span text:style-name="MT1"> - </text:span></text:span><text:span text:style-name="Fuente_20_de_20_párrafo_20_predeter."><text:span text:style-name="MT1">1</text:span></text:span><text:span text:style-name="Fuente_20_de_20_párrafo_20_predeter."><text:span text:style-name="MT2">.0</text:span>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3"><text:page-number text:select-page="current">4</text:page-number>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>Andres</meta:initial-creator>
    <meta:creation-date>2017-11-04T11:26:00Z</meta:creation-date>
    <dc:date>2017-11-04T17:21:00.52</dc:date>
    <meta:editing-cycles>8</meta:editing-cycles>
    <meta:editing-duration>PT00H24M11S</meta:editing-duration>
    <meta:document-statistic meta:table-count="3" meta:image-count="0" meta:object-count="0" meta:page-count="4" meta:paragraph-count="50" meta:word-count="271" meta:character-count="162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